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G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m looking forward to improve my expertise in the topic of PBL, especially in mountain regions, given that these are of great importance for the LFA due to the special geographical location of La Paz city and CHC. Apart from that, I'm interested in learning about the PBL dynamics of the boreal forest, as these are quite new to me. </text:p>
      <text:p text:style-name="P1">After having participated in the SALTENA campaign in Bolivia, I hope to have a peek into the workings and facilities of the INAR and PANDA groups in Finland.</text:p>
      <text:p text:style-name="P1">I'd also like to gain new impulses on my current work through peer-to-peer conversations and exchanges and build connections which might prove useful in the fu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2-02T14:51:18.72</meta:creation-date>
    <dc:date>2019-02-02T18:01:23.04</dc:date>
    <meta:editing-duration>PT32M57S</meta:editing-duration>
    <meta:editing-cycles>6</meta:editing-cycles>
    <meta:generator>OpenOffice/4.1.6$Win32 OpenOffice.org_project/416m1$Build-9790</meta:generator>
    <meta:document-statistic meta:table-count="0" meta:image-count="0" meta:object-count="0" meta:page-count="1" meta:paragraph-count="3" meta:word-count="114" meta:character-count="655"/>
  </office:meta>
</office:document-meta>
</file>